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Helvetica" svg:font-family="Helvetica, Arial"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Bibliography_20_1_20__28_user_29_">
      <style:paragraph-properties fo:text-align="start" style:justify-single-word="false"/>
    </style:style>
    <style:style style:name="P2" style:family="paragraph" style:parent-style-name="Text_20_body">
      <style:paragraph-properties fo:margin-left="0cm" fo:margin-right="0cm" fo:line-height="150%" fo:text-align="justify" style:justify-single-word="false" fo:text-indent="0cm" style:auto-text-indent="false"/>
      <style:text-properties fo:language="pl" fo:country="PL" fo:font-style="normal" fo:font-weight="bold" style:font-style-asian="normal" style:font-weight-asian="bold" style:font-style-complex="normal" style:font-weight-complex="bold"/>
    </style:style>
    <style:style style:name="P3" style:family="paragraph" style:parent-style-name="Bibliography_20_1">
      <style:paragraph-properties fo:text-align="start" style:justify-single-word="false"/>
    </style:style>
    <style:style style:name="P4" style:family="paragraph" style:parent-style-name="Bibliography_20_1">
      <style:paragraph-properties fo:margin-top="0cm" fo:margin-bottom="0.101cm" loext:contextual-spacing="false" fo:text-align="start" style:justify-single-word="false"/>
    </style:style>
    <style:style style:name="P5" style:family="paragraph" style:parent-style-name="Footnote">
      <style:paragraph-properties fo:margin-top="0cm" fo:margin-bottom="0.499cm" loext:contextual-spacing="false"/>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language="en" fo:country="US" fo:font-style="italic" fo:font-weight="normal" style:font-style-asian="italic" style:font-weight-asian="normal" style:font-style-complex="italic" style:font-weight-complex="normal"/>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text-properties fo:language="pl" fo:country="PL" fo:font-style="normal" fo:font-weight="normal" style:font-style-asian="normal" style:font-weight-asian="normal" style:font-style-complex="normal" style:font-weight-complex="normal"/>
    </style:style>
    <style:style style:name="P13" style:family="paragraph" style:parent-style-name="Standard">
      <style:text-properties fo:language="pl" fo:country="PL" fo:font-style="normal" fo:font-weight="bold" style:font-style-asian="normal" style:font-weight-asian="bold" style:font-style-complex="normal"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break-before="pag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properties fo:language="pl" fo:country="PL" fo:font-style="normal" fo:font-weight="normal" style:font-style-asian="normal" style:font-weight-asian="normal" style:font-style-complex="normal" style:font-weight-complex="normal"/>
    </style:style>
    <style:style style:name="P17" style:family="paragraph" style:parent-style-name="Standard" style:master-page-name="Standard">
      <style:paragraph-properties style:page-number="auto"/>
      <style:text-properties fo:font-weight="normal" style:font-weight-asian="normal" style:font-weight-complex="normal" fo:background-color="#ffff00"/>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style="italic" fo:font-weight="normal" style:font-style-asian="italic" style:font-weight-asian="normal" style:font-style-complex="italic"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fo:background-color="#ffffff"/>
    </style:style>
    <style:style style:name="T13"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4" style:family="text">
      <style:text-properties fo:font-variant="normal" fo:text-transform="none" style:text-position="0% 100%" fo:font-size="12pt" fo:font-style="normal" style:text-underline-style="none" fo:font-weight="normal" style:font-size-asian="12pt" style:font-style-asian="normal" style:font-weight-asian="normal" style:font-style-complex="normal"/>
    </style:style>
    <style:style style:name="T15" style:family="text">
      <style:text-properties fo:font-variant="normal" fo:text-transform="none" style:text-position="0% 100%" fo:font-size="12pt" fo:language="pl" fo:country="PL" fo:font-style="normal" style:text-underline-style="none" fo:font-weight="normal" style:font-size-asian="12pt" style:font-style-asian="normal" style:font-weight-asian="normal" style:font-style-complex="normal" style:font-weight-complex="normal"/>
    </style:style>
    <style:style style:name="T16" style:family="text">
      <style:text-properties fo:font-variant="normal" fo:text-transform="none" fo:color="#535353" style:font-name="Helvetica" fo:font-size="9pt" fo:letter-spacing="normal" fo:font-style="normal" fo:font-weight="normal" style:font-size-asian="9pt" style:font-style-asian="normal" style:font-weight-asian="normal" style:font-name-complex="Helvetica"/>
    </style:style>
    <style:style style:name="T17" style:family="text">
      <style:text-properties fo:language="pl" fo:country="PL"/>
    </style:style>
    <style:style style:name="T18" style:family="text">
      <style:text-properties fo:language="pl" fo:country="PL" fo:font-style="normal" style:font-style-asian="normal" style:font-style-complex="normal"/>
    </style:style>
    <style:style style:name="T19" style:family="text">
      <style:text-properties fo:language="pl" fo:country="PL" fo:font-style="normal" fo:font-weight="normal" style:font-style-asian="normal" style:font-weight-asian="normal" style:font-style-complex="normal" style:font-weight-complex="normal"/>
    </style:style>
    <style:style style:name="T20" style:family="text">
      <style:text-properties fo:language="pl" fo:country="PL" fo:font-style="italic" style:font-style-asian="italic" style:font-style-complex="italic"/>
    </style:style>
    <style:style style:name="T21" style:family="text">
      <style:text-properties fo:language="pl" fo:country="PL" fo:font-style="italic" fo:font-weight="normal" style:font-style-asian="italic" style:font-weight-asian="normal" style:font-style-complex="italic" style:font-weight-complex="normal"/>
    </style:style>
    <style:style style:name="T22" style:family="text">
      <style:text-properties fo:color="#000000" style:text-outline="false" style:text-line-through-style="none" style:text-line-through-type="none" fo:font-size="12pt" fo:letter-spacing="normal" fo:language="pl" fo:country="PL"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RTYKUŁ WYSŁANY DO PUBLIKACJI W „KULTURZE I SPOŁECZEŃSTWIE”</text:p>
      <text:p text:style-name="P6">Alicja Palęcka, Piotr P. Płucienniczak</text:p>
      <text:p text:style-name="Standard"><text:span text:style-name="T1">Niepewne zatrudnienie, lęk i działania zbiorowe. Trzy wymiary prekarności</text:span><text:span text:style-name="Footnote_20_Characters"><text:span text:style-name="T1"><text:note text:id="ftn1" text:note-class="footnote"><text:note-citation>1</text:note-citation><text:note-body><text:p text:style-name="P5">Artykuł powstał na bazie projektu „Związki i sieci. Protesty pracownicze w Polsce, 2004–2014” sfinansowanego przez Narodowe Centrum Nauki (decyzja nr DEC-2015/17/D/HS6/02710).</text:p></text:note-body></text:note></text:span></text:span></text:p>
      <text:p text:style-name="P7"/>
      <text:p text:style-name="P8">Pojęcia prekariatu i prekarności są często używane w dyskursie socjologicznym, choć nie posiadają one ani klarownych definicji analitycznych, ani jasnych empirycznych wskaźników. Winę za to ponoszą sami promotorzy tego terminu, tacy jak Guy Standing czy Jarosław Urbański, którzy stosują je w swoich pracach w niekoherentny sposób. W niniejszym tekście porządkujemy nomenklaturę oraz wskazujemy na rozumienia terminów prekariat i prekarność, które odpowiadają trzem powiązanym, lecz odrębnym poziomom analizy socjologicznej: (1) prekarne zatrudnienie jako kategoria makrosocjologiczna, (2) prekariat jako rama mobilizacji oraz (3) prekarność jako doświadczenie. Na każdym z nich używane są inne narzędzia i każdy pozwala z innej perspektywy oglądać zjawiska związane z procesem prekaryzacji. Wskazujemy również na formy ich przejawiania się w Polsce.</text:p>
      <text:p text:style-name="Standard"><text:span text:style-name="T1">Słowa kluczowe:</text:span><text:span text:style-name="T3"> atypowe zatrudnienie, prekariat, prekarność, ruchy społeczne</text:span></text:p>
      <text:p text:style-name="P9">The terms precariat and precarity are often employed in sociological discourse, yet they lack both clear analytical definitions and univocal empirical indicators. It is a fault of their promoters, such as Guy Standing and Jarosław Urbański, who incoherently use them in their own writings. In the article we systematize these notions. We also propose the definition of the terms that relate to three distinct levels of sociological analysis: (1) precariat as a macrosociological category related to the labour market, (2) precariat as a frame of social movements' mobilization and (3) precarity as an individual experience. Each of those levels require different analytical tools and allow studying the phenomena related to precarity from different perspectives. We also point to their manifestations in Poland.</text:p>
      <text:p text:style-name="Standard"><text:span text:style-name="T4">Keywords:</text:span><text:span text:style-name="T5"> atypical employment, precariat, precarity, social movements</text:span></text:p>
      <text:p text:style-name="P15">1. Wprowadzenie: prekarna nomenklatura</text:p>
      <text:p text:style-name="Standard">Obecny w kontynentalnej socjologii od ponad dwudziestu lat problem prekariatu i prekarności dopiero niedawno zagościł w debacie publicznej w Polsce. Momentem zapalnym była dyskusja wokół przygotowanego na zlecenie rządu Donalda Tuska raportu <text:span text:style-name="T7">Młodzi 2011</text:span> (Szafraniec 2011). Dokument zarysował sytuację Polek i Polaków wchodzących na rynek pracy oraz przekonywał, że nie mają oni perspektyw na życiową stabilizację. Stało się to jednocześnie z ukazaniem się w języku angielskim <text:span text:style-name="T7">The Precariat: New Dangerous Class</text:span><text:span text:style-name="T10"> Guya Standinga (2011). Choć autorka raportu nie wspomniała samego pojęcia „prekariat” w treści pracy, dziennikarze „na gorąco” zaaplikowali rozważania ekonomisty Międzynarodowej Organizacji Pracy (MOP) do polskiej sytuacji. Stwierdzono, że w siłę rośnie niebezpieczna klasa, która zagrozić może porządkowi społecznemu </text:span><text:span text:style-name="T14">(Dryll 2011; Smoczy</text:span><text:span text:style-name="T13">ński 2011)</text:span><text:span text:style-name="T10">. Pojęcie stało się również zarzewiem dyskusji: dla jednych istnienie rzekomych rzesz prekariuszek i prekariuszy było argumentem na rzecz dalszej redukcji praw pracowniczych </text:span>(Arak 2012, s. 20)<text:span text:style-name="T10">, inni przeciwnie, argumentowali, że to właśnie deregulacja prowadzi do pogarszania się sytuacji młodych (Ostrowski 2013).</text:span></text:p>
      <text:p text:style-name="Standard"><text:span text:style-name="T10">Choć pojawiła się debata, nie wiemy, czy pojawił się jej przedmiot. Nie została bowiem dotąd stworzona klarowna definicja prekariatu, nie wyjaśniono jego statusu oraz metod badania. Czy jest on klasą, warstwą, ruchem społecznym, medialnym konstruktem, a może jedynie „zmyślonym pojęciem” (</text:span><text:span text:style-name="T7">bogus concept</text:span><text:span text:style-name="T10">), jak sugeruje Jan Breman (2013)? Czy osoby doświadczające prekarności tworzą prekariat? Jakie są wskaźniki prekarności? Na czym polega prekaryzacja? Jaki jest związek między tymi dwoma pojęciami bądź sytuacjami społecznymi? Jakie są relacje między nimi a zjawiskami takimi jak ubóstwo, pracujący biedni, niestabilne bądź elastyczne zatrudnienie, „umowy śmieciowe”, podklasa i im podobne, regularnie pojawiające się w dyskusji na temat kryzysu gospodarczego i społecznego? Publicystyczne opracowania traktują prekaryzację, prekarność i prekariat jako terminy niewymagające refleksji. Często po prostu przytacza się etymologię słowa (łacińskie </text:span><text:span text:style-name="T7">precarius</text:span><text:span text:style-name="T10">, oznaczające „wątpliwy”, „niepewny”) lub rozumienie potoczne, albo zaledwie wskazuje na niejednoznaczność pojęcia. Ten sam błąd jest udziałem socjologii, gdzie pojęcia te używane są przygodnie. Ta niejasność jest dla nas impulsem do pracy nad wyklarowaniem socjologicznego znaczenia terminów „prekariat” i „prekarność”.</text:span></text:p>
      <text:p text:style-name="Standard">Dopiero w 2014 debata w Polsce zyskała mocniejsze teoretycznie fundamenty. Na rynku ukazały się niemal równocześnie i zajęły sąsiadujące miejsca w księgarniach książki <text:span text:style-name="T7">Prekariat. Nowa niebezpieczna klasa</text:span><text:span text:style-name="T10"> Guya Standinga (2014) oraz </text:span><text:span text:style-name="T7">Prekariat i nowa walka klas</text:span><text:span text:style-name="T10"> Jarosława Urbańskiego (2014). Były to pozycje wyczekiwane zarówno w kręgach socjologicznych, jak i wśród działaczy i działaczek oraz społecznie wrażliwych dziennikarzy i dziennikarek </text:span><text:span text:style-name="T14">(Wo</text:span><text:span text:style-name="T13">ś i </text:span><text:soft-page-break/><text:span text:style-name="T13">Urbański 2014)</text:span><text:span text:style-name="T10">. Autorów obu publikacji łączą nie tylko zainteresowania badawcze, ale również osobiste zaangażowanie w opisywaną problematykę. Zajmujemy się książkami tych autorów, ponieważ (oprócz tego, że były pierwszymi obszernymi publikacjami na temat prekariatu w języku polskim) należą zarówno do szeroko pojętego pola akademickiego jak i aktywistycznego, co czyni je interesującym punktem wyjścia dla naszych rozważań. Standing jest pracownikiem Międzynarodowej Organizacji Pracy, byłym dyrektorem Programu Bezpieczeństwa Społeczno-Gospodarczego, aktywnym działaczem na rzecz dochodu podstawowego. Jednym z programowych punktów </text:span><text:span text:style-name="T7">Prekariatu</text:span><text:span text:style-name="T10"> jest krytyka typowego dla polityki MOP określania statusu grup przez ich pozycję na rynku pracy. Urbański jest natomiast socjologiem i doświadczonym działaczem Ogólnopolskiego Związku Zawodowego Inicjatywa Pracownicza. W swojej książce często powołuje się na doświadczenia związkowca oraz udział w pracowniczych działaniach zbiorowych.</text:span></text:p>
      <text:p text:style-name="P10">Niestety, żaden z autorów nie przykłada szczególnej wagi do wyznaczenia granic opisywanego fenomenu. Obaj przytaczają różnorodne wskaźniki i cechy, jakie miałyby charakteryzować prekariat, lecz w toku wywodu nie przywiązują się do swoich definicji. Termin rozmywa się w związku z tym aż do punktu, w którym nie jest wcale jasnym, czy ma on jeszcze jakąkolwiek wartość eksplanacyjną bądź opisową (poza wartością mobilizacyjną, o której później). Jak pokażemy, do tej pory pojęcia te stosowane były w szerokim i zwykle intuicyjnym rozumieniu, oznaczającym brak rozmaicie rozumianej stabilizacji życiowej bądź poczucie braku bezpieczeństwa socjalnego, wynikające z charakteru pracy. Często kojarzy się je również z krytyką społeczną.</text:p>
      <text:p text:style-name="Standard"><text:span text:style-name="T10">Potrzeba krytycznego namysłu nad prekariatem jest tym ważniejsza, że – jak wspomniałyśmy wyżej – termin ten używany jest w dyskusjach politycznych. W istocie jest to zgodne z intencją Standinga, który w podtytule swojej książki nazywa prekariat „niebezpieczną klasą”. W jaki sposób niepewność zatrudnienia czy brak bezpieczeństwa socjalnego miałyby prowadzić do powstania nowej kategorii socjologicznej, w dodatku w jakiś sposób zagrażającej porządkowi społecznemu? Dla zrozumienia relacji między prekarnością jako kondycją i doświadczeniem jednostek a prekariatem jako klasą czy podmiotem politycznym przydatne jest odwołanie do teorii Pierre’a Bourdieu. W artykule </text:span><text:span text:style-name="T7">Co tworzy klasę społeczną?</text:span><text:span text:style-name="T10"> (Bourdieu 2008) francuski socjolog analizuje różnice między „klasą na papierze” a zmobilizowaną, „praktyczną klasą społeczną”. Ta pierwsza istnieje jako analitycznie wydzielony zbiór jednostek posiadających, bądź nie, istotne dla organizacji społeczeństwa cechy. Jako taka stanowi raczej produkt pracy socjologicznej niż tożsamość samych zainteresowanych. Ta druga to organizacja bądź ruch, który występuje w imieniu jednostek przynależących do danej kategorii. Na styku tych dwóch fenomenów odbywa się walka o tworzenie świata społecznego. Bourdieu podsumowuje: „»klasa«, czy to społeczna, płciowa, etniczna, czy inna, istnieje wtedy, kiedy istnieją aktorzy zdolni do narzucenia siebie, jako </text:span><text:soft-page-break/><text:span text:style-name="T10">upoważnionych do mówienia i działania oficjalnie zamiast niej i w jej imieniu, tym, którzy, rozpoznając siebie w owych pełnomocnikach, uznając ich za mających pełne prawo mówienia i działania w ich imieniu, uznają siebie za członków tej klasy, a czyniąc to, nadają jej jedyną formę istnienia, jaką może posiadać grupa” </text:span>(Bourdieu 2008, s. 46)<text:span text:style-name="T10">. Innymi słowy, samo nazwanie pewnej kategorii ludzi (o tym, jakich kryteriów używa się do tego, piszemy niżej) „prekariatem” nie czyni z nich automatycznie „niebezpiecznej klasy”, jak zdaje się sugerować Standing. Niemniej zaistnienie pojęcia „prekariat” w dyskursie publicznym to pierwszy krok do tego, by stał się on rzeczywistym podmiotem politycznym. Następnym może być powstanie jego politycznego przedstawicielstwa – niekoniecznie w postaci „partii prekariatu”, ale również ruchów społecznych czy związków zawodowych odwołujących się do tej tożsamości. Nie jest to jednak proces automatyczny. W podobnym duchu Henryk Domański pisze o słabych klasach, czyli „zbiorowościach jednostek zajmujących podobne pozycje”, i silnych, „zbiorowościach, które są tego faktu świadome” </text:span><text:span text:style-name="T14">(Domański 2015, s. 54)</text:span><text:span text:style-name="T10">. Propozycja Bourdieu stanowi krytykę wulgarnej interpretacji Marksa, w której klasy społeczne predestynowane są do posiadania określonego interesu i organizacji.</text:span></text:p>
      <text:p text:style-name="Standard"><text:span text:style-name="T10">Klasyczną pozycją opisującą proces powstawania klas jest </text:span><text:span text:style-name="T7">Making of the English working class</text:span><text:span text:style-name="T10"> E.P. Thompsona (1966). Thompson sprzeciwia się rozumieniu klasy jako rzeczy. Jego zdaniem zarówno błędna jest teza, że da się założyć świadomość klasową na podstawie warunków egzystencji czy stosunku do środków produkcji, jak i teza przeciwna, że klasa to jedynie socjologiczna kategoria. Kładzie nacisk na dynamiczne i relacjonalne rozumienie klasy jako procesu politycznego: „Klasa robotnicza nie wstała o określonej godzinie jak słońce. Była obecna przy swoich własnych narodzinach” (Thompson 1966, s. 9). Podobnie prekariat tworzy się i tworzony jest na naszych oczach.</text:span></text:p>
      <text:p text:style-name="Standard"><text:span text:style-name="T11">Naszym punktem wyjścia jest konstatacja, że duża część socjologicznej i społeczno-politycznej literatury dotyczącej prekariatu ma na celu jednoczesną diagnozę prekarności, prognozę jej politycznego znaczenia, jak i stworzenie motywacji dla zaistnienia prekariatu jako aktora społecznego. Innymi słowy, ma na celu stworzenie symbolicznych ram dla mobilizacji prekariatu. Poniżej zajmiemy się przede wszystkim wspomnianymi już wyżej pozycjami opublikowanymi w języku polskim. Standing i Urbański wskazują w swoich książkach systemowe czynniki, zjawiska z poziomu makro, które ich zdaniem kształtują indywidualne doświadczenia prekarności. Te natomiast mają prowadzić do mobilizacji prekariatu jako „nowej niebezpiecznej klasy”. Mamy do czynienia z publikacjami, które mają nie tylko pomóc zrozumieć proces prekaryzacji, ale również sugerują jego konsekwencje i sposoby przeciwdziałania mu. Te dyskursywne działania podjęte są z przekonania, że prekarność dotyczy bardzo różnorodnych grup społecznych, a prekariat jest klasą rozdrobnioną, podzieloną, wymagającą trudnych sojuszy. Zadaniem obu wspomnianych badaczy </text:span><text:soft-page-break/><text:span text:style-name="T11">jest je wspomóc. Naszym celem w niniejszym tekście jest klaryfikacja znaczeń pojęć „prekariat” i „prekarność” przy zachowaniu ich wielowymiarowości oraz</text:span><text:span text:style-name="T12"> wskazanie na ich poprawne socjologicznie sposoby rozumienia i badania tych zjawisk. </text:span><text:span text:style-name="T11">W tym celu przeprowadzamy krytykę definicji stworzonych przez Standinga i na ich bazie rozwijamy trzy rozumienia omawianych terminów: prekarne zatrudnienie jako kategoria makrosocjologiczna, prekariat jako rama mobilizacji oraz prekarność jako doświadczenie. Zalążki takiej dystynkcji są obecne w literaturze przedmiotu, problem nie został jednak dotąd rozwinięty.</text:span></text:p>
      <text:p text:style-name="P11">2. Prekariat i prekarność według Guya Standinga</text:p>
      <text:p text:style-name="Standard"><text:span text:style-name="T19">Standing definiuje prekariat na co najmniej trzy sposoby w książce z 2011 (2014) oraz na kolejne dwa w książce </text:span><text:span text:style-name="T21">Karta prekariatu </text:span><text:span text:style-name="T19">z 2014 roku (2015). Zacznijmy od propozycji najbardziej systematycznych, mających ambicję całościowego opisu późnokapitalistycznych społeczeństw. W </text:span><text:span text:style-name="T21">Prekariacie</text:span><text:span text:style-name="T19"> badacz tworzy opis struktury klasowej, w której kilka klas cieszy się przywilejami i korzysta z pełni praw: osobistych, politycznych, kulturalnych, społecznych i ekonomicznych (Standing 2014, s. 25). Są to: elita „składająca się z małej liczby absurdalnie bogatych globalnych obywateli” (tamże, s. 44), salariat „zatrudniony na wciąż stabilny pełny etat” (tamże) i profesjonicy</text:span><text:span text:style-name="T21"> </text:span><text:span text:style-name="T19">(</text:span><text:span text:style-name="T21">proficians</text:span><text:span text:style-name="T19">), czyli profesjonaliści uzyskujący wysokie dochody ze swoich umiejętności i dobrowolnie rezygnujący ze stałego zatrudnienia. Nieco niżej w hierarchii sytuuje się „kurcząca się grupa pracowników fizycznych” (tamże, s. 45), pozostałość epoki fordyzmu z jej systemem inkorporacji i wspierania klasy robotniczej. Dalej trzy grupy, których prawa są zdaniem Standinga systematycznie ograniczane: prekariat, armia bezrobotnych oraz „osobna grupa źle przystosowanych społecznie ludzi żyjących na marginesie społeczeństwa” (tamże). Jest to odwołanie do Weberowskiej tradycji makrosocjologicznej, w której pozycję klasową buduje się na podstawie szans rynkowych. W ich zakres Standing włącza poziom integracji oraz dostęp do zabezpieczeń socjalnych. Sugeruje również, że prekariat ma w sobie coś ze stanu, mianowicie „okrojony status”, który nie łączy go ani z profesjonalistami, ani rzemieślnikami (tamże, s. 46).</text:span></text:p>
      <text:p text:style-name="Standard"><text:span text:style-name="T19">Dostęp do zabezpieczeń socjalnych wiąże się z bezpieczeństwem i to właśnie bezpieczeństwo stanowi dla Standinga punkt wyjścia dla innego określenia prekariatu – jako tych, którzy tracą bezpieczeństwo. W konsekwencji neoliberalnej globalizacji od niemal pięćdziesięciu lat prekariusze i prekariuszki pozbawiane są siedmiu zdobyczy organizacji robotniczych i socjaldemokracji XX wieku. Są to: (1) bezpieczeństwo na rynku pracy i możliwość podjęcia pracy zarobkowej, (2) bezpieczeństwo zatrudnienia i ochrony przed arbitralnym zwolnieniem, (3) bezpieczeństwo związane trwałością miejsca pracy, (4) bezpieczeństwo samej pracy oraz ochrona przed wypadkami i negatywnymi skutkami wykonywania zawodu, (5) bezpieczeństwo zdobywania umiejętności oraz </text:span><text:soft-page-break/><text:span text:style-name="T19">ich wykorzystywania, (6) bezpieczeństwo adekwatnego i stałego dochodu, i wreszcie (7) bezpieczeństwo reprezentacji, czyli posiadanie wpływu politycznego oraz na funkcjonowanie rynku pracy poprzez partie i związki zawodowe </text:span>(Standing 2014, s. 49)<text:span text:style-name="T19">.</text:span></text:p>
      <text:p text:style-name="P12">Kolejna, trzecia już, definicja prekariatu wynika ze sposobu, w jaki Standing rozumie dochód społeczny. Są to środki służące przetrwaniu, czyli właściwie wszelkie szeroko pojęte dobra materialne i niematerialne, jakie jednostka konsumuje i wykorzystuje w codziennym życiu. Jest to więc: produkcja własna, dobra wytwarzane bezpośrednio przez użytkowniczkę; wynagrodzenie pieniężne za pracę; nieformalne mechanizmy pomocy wspólnotowej, wsparcie rodziny i społeczności; świadczenia pracownicze; świadczenia społeczne; korzyści z oszczędności i inwestycji (tamże, s. 51). Prekariat jest oczywiście pozbawiony świadczeń społecznych i korzyści z oszczędności. Niestabilna praca na podstawie umów krótkoterminowych odcina tę grupę od świadczeń pracowniczych, co sprzyja oszczędnościom firm. Uniemożliwia jednak pracownikom uczestnictwo w systemie ubezpieczeń: od składek emerytalnych i ubezpieczenia od bezrobocia zaczynając, na podstawowym ubezpieczeniu zdrowotnym kończąc. W takiej sytuacji gromadzenie oszczędności jest niemożliwe (przeciwnie, prekariat jest szczególnie zagrożony zadłużeniem). Według Standinga także pozostałe źródła dochodu społecznego stają się coraz bardziej ograniczone dla prekariatu. Nieformalne wsparcie przez rodzinę i społeczność lokalną zanikło wskutek rozrostu biurokratycznych instytucji pomocowych w okresie powojennym. Kiedy zabrakło ich, było już za późno na powrót do tradycyjnych sieci wsparcia, ponieważ w międzyczasie „system rodzinnej wzajemności załamał się” (tamże, s. 111).</text:p>
      <text:p text:style-name="P16">Tak szeroko rozumiany dochód społeczny ulega uelastycznieniu równocześnie z uelastycznieniem innych aspektów pracy. Tym razem lista zawiera cztery elementy: (1) elastyczność ilościową, czyli nietypowe, krótkoterminowe formy zatrudnienia pozwalające szybko ograniczać, zwiększać lub przesuwać produkcję do firm podwykonawczych; (2) elastyczność funkcjonalną i niepewność miejsca pracy, czyli przesuwanie pracowników i pracownic w ramach firmy pomiędzy stanowiskami (co ogranicza ich kontrolę nad własną karierą), ale też pojawianie się nowych form, takich jak telepraca, zacieranie się granicy między życiem prywatnym i zawodowym i rozbijanie jedności pracowniczej poprzez ich przestrzenną izolację (pracę zdalną); (3) demontaż zawodów, czyli zastępowanie samoregulacji zawodów i branż, a więc głosu kolektywnego, regulacjami i licencjonowaniem przez państwo; w końcu (4) zaś elastyczność systemu płac, czyli wspomnianą „restrukturyzację dochodu społecznego”. Ostatecznie prekariat nie może liczyć na żadne ze źródeł dochodu, prócz samych płac, podczas gdy elita, profesjonicy, salariat i klasa robotnicza wciąż cieszą się różnymi rodzajami wsparcia.</text:p>
      <text:p text:style-name="Standard"><text:soft-page-break/><text:span text:style-name="T11">W kolejnej pozycji, </text:span><text:span text:style-name="T8">Karcie prekariatu</text:span><text:span text:style-name="T11">, autor rozwija swoje koncepcje. Przeformułowuje</text:span><text:span text:style-name="T19"> hierarchię klas, za podstawę dystynkcji uznając zakres przysługujących im praw oraz wylicza kolejne dziesięć cech definicyjnych prekariatu, tylko częściowo pokrywających się z uprzednimi ustaleniami. Są to: (1) niska pozycja w stosunkach produkcji i (2) dystrybucji, (3) niska mobilność społeczna, 4) brak tożsamości zawodowej, (5) brak kontroli nad czasem, (6) oderwanie od pracy zarobkowej (alienacja), (7) egzystencjalna niepewność i (8) „pułapka prekarności”, czyli brak zabezpieczeń na wypadek przeciwności losu. Ponadto Standing uważa, że grupa ta charakteryzuje się (9) zbyt wysokimi kwalifikacjami z równoczesną niską dostępnością prac rzeczywiście wymagających wykształcenia. Nowością jest rozwinięcie analizy relacji do państwa, czyli (10) braku politycznej reprezentacji i stopniowej utraty praw: osobistych, politycznych, kulturalnych, społecznych i ekonomicznych </text:span><text:span text:style-name="T15">(Standing 2015, s. 21</text:span><text:span text:style-name="T13">–34)</text:span><text:span text:style-name="T19">. Ten ostatni wątek stanowi próbę poszerzenia koncepcji o aspekty obywatelstwa niezwiązane bezpośrednio z pracą. W ten sposób do prekariatu włączane są tak różnorodne grupy, jak osoby pracujące na krótkoterminowych kontraktach, migrantki, byli skazani, mniejszości kulturowe, stażystki itd. Chodzi tu zarówno o faktyczne ich pozbawienie przez władzę (np. praw politycznych imigrantów i imigrantek), jak rezygnację z nich w wyniku apatii i bezsilności (np. praw politycznych młodych). Erozji ulega w przypadku tych osób samo obywatelstwo.</text:span></text:p>
      <text:p text:style-name="Standard"><text:span text:style-name="T19">Ryszard Szarfenberg słusznie zauważa, że liczność cech definicyjnych prekariatu stawia nas przed dwoma problemami. Albo do prekariatu należą osoby, które spełniają wszystkie kryteria – wtedy możliwe jest, że „będzie to niewielka mniejszość lub, że w ogóle nikt nie spełni tak surowej definicji” (Szarfenberg 2016, s. 4). Albo kryteria stosujemy rozłącznie, wtedy grupa będzie na tyle różnorodna, że utrudniona czy wątpliwa staje się zarówno jej analiza socjologiczna, jak polityczna mobilizacja. </text:span><text:span text:style-name="T11">Porządkującym może okazać się ujęcie proponowane przez Jarosława Urbańskiego. </text:span><text:span text:style-name="T19"><text:s/>W książce </text:span><text:span text:style-name="T21">Prekariat i nowa walka klas</text:span><text:span text:style-name="T19"> </text:span>(2014)<text:span text:style-name="T19"> często powołuje się na swoje doświadczenia związkowca, wykorzystując swój wgląd w przemiany praktyk protestacyjnych, ich częstotliwości i treści.</text:span></text:p>
      <text:p text:style-name="Standard"><text:span text:style-name="T19">Urbański używa ugruntowanego w socjologii pracy rozróżnienia na elastyczność zatrudnienia, podaży pracy, czasu pracy i płac. Za normę przyjmuje on umowę o pracę na czas nieokreślony. Elastyczność zatrudnienia oznacza więc każdą inną formę umowy. „Elastyczność w podaży pracy to dostosowanie ilości pracy do popytu na nią i uzależnienie tego od warunków ekonomicznych zakładu pracy” </text:span><text:span text:style-name="T15">(Urba</text:span><text:span text:style-name="T13">ński 2014, s. 93)</text:span><text:span text:style-name="T19">. Ważną rolę odgrywają tu agencje pośrednictwa pracy w zatrudnieniu i agencje pracy tymczasowej, dostarczające pracowników i pracownice firmom „dokładnie na czas”, w momentach zwiększonego zapotrzebowania. Elastyczność czasu pracy ponownie wiąże się z odejściem od kodeksowej normy ośmiu godzin pracy dziennie, 40 godzin w </text:span><text:soft-page-break/><text:span text:style-name="T19">tygodniu z dwudniowym wolnym weekendem, który – jak przypomina Urbański – jest wciąż względnie świeżą zdobyczą europejskiego świata pracy. W końcu elastyczność płac jest konsekwencją rezygnacji z płacy minimalnej (w Polsce nie dosłownie, lecz poprzez popularyzację pozakodeksowych form zatrudnienia, których nie dotyczy minimum wynagrodzenia) i innych mechanizmów ochrony płacy przewidzianych w ustawach, a także zmiany stosunku stałego wynagrodzenia do premii na korzyść tych drugich. Urbański kładzie więc duży nacisk na odgórne uregulowania na poziomie państwowym jako gwaranty bezpieczeństwa pracowników i pracownic na rynku.</text:span></text:p>
      <text:p text:style-name="Standard"><text:span text:style-name="T19">Poza próbami ujęcia prekariatu jako klasy odróżnialnej na bazie obiektywnych, tak je nazwijmy, wskaźników, Standing proponuje jeszcze inne spojrzenie. Podkreśla subiektywne doświadczenie osoby poddanej prekaryzacji, a więc poczucie „niepewnej egzystencji, życia w teraźniejszości, bez tożsamości zapewniającej poczucie bezpieczeństwa, jak również bez szansy rozwoju osiągniętego przez pracę i styl życia” (Standing 2014, s. 60). Wskazuje też, że prekariat można definiować na podstawie tego, „co znaczy żyć i pracować prekarnie” (Standing 2009, s. 110). Oznacza to doświadczanie negatywnych emocji: gniewu, anomii, niepokoju i alienacji (cztery „A”: </text:span><text:span text:style-name="T21">anger</text:span><text:span text:style-name="T19">, </text:span><text:span text:style-name="T21">anomie</text:span><text:span text:style-name="T19">, </text:span><text:span text:style-name="T21">anxiety</text:span><text:span text:style-name="T19">, </text:span><text:span text:style-name="T21">alienation</text:span><text:span text:style-name="T19">; </text:span>Standing 2014, s. 65<text:span text:style-name="T19">). Podobnie rzecz ujmuje Jan Sowa (a za nim Jarosław Urbański). W gospodarce postfordowskiej pracownicy i pracownice tracą kontrolę nad kluczowymi zasobami: czasem i dochodem, co oznacza utratę kontroli nad własną egzystencją. Sowa widzi prekarność jako przede wszystkim „brak pewności, stałości i stabilności, […] nieustanny lęk, […] kondycję kruchej i niepewnej egzystencji, na jaką skazana jest spora część światowej populacji, również w krajach kapitalistycznego rdzenia. Prekarność oznacza życie pełne niepewności i trudne do zaplanowania...” </text:span><text:span text:style-name="T15">(Sowa 2010, s. 108</text:span><text:span text:style-name="T13">–109)</text:span><text:span text:style-name="T19">. W tym ujęciu najistotniejsze jest subiektywne doświadczenie jednostki, jej odczuwanie własnego położenia i znaczenie, jakie nadaje swojej sytuacji. Odchodzimy od rozumienia prekariatu jako kategorii czy klasy w stronę prekarności jako kondycji i procesu.</text:span></text:p>
      <text:p text:style-name="Standard"><text:span text:style-name="T19">To nie wszystko. W </text:span><text:span text:style-name="T21">Karcie prekariatu</text:span><text:span text:style-name="T19"> Standing sugeruje, że „wyłaniająca się klasa” prekariatu będzie awangardą zmian społecznych na wzór Marksowskiego proletariatu (Standing 2015, s. 140). Przekonanie, że opisywani przez niego ludzie, dręczeni przez brak życiowej stabilizacji i wsparcia państwa, powstaną przeciwko niegodziwym warunkom, przenika jego publikacje. Standing postuluje, że z prekarnych warunków egzystencji i doświadczenia prekarności powinien zrodzić się zakorzeniony w prekariacie ruch społeczny. Wskazuje na organizacje i działania, które mogą być zalążkiem tego rodzaju aktywności, takie jak cykliczne manifestacje EuroMayDay, ruchy Occupy i indignados na Półwyspie Iberyjskim, nowego typu związki zawodowe i progresywne stowarzyszenia, czy włoski Ruch Pięciu Gwiazd, ale również londyńskie zamieszki z sierpnia 2011 </text:span><text:soft-page-break/><text:span text:style-name="T19">roku. To dość zróżnicowana grupa bytów i podobnie jak w przypadku dyskutowanych wyżej wskaźników, nie będzie łatwe znalezienie płaszczyzny, która by je wszystkie łączyła. Jarosław Urbański rozwija tę propozycję Standinga i zarysowuje nieco precyzyjniej front mobilizacji. Jego zdaniem, „źródło oporu stanowią sprekaryzowani pracownicy i pracownice migrantki” </text:span><text:span text:style-name="T15">(Urba</text:span><text:span text:style-name="T13">ński 2014, s. 193)</text:span><text:span text:style-name="T19">. W zakres „nowej walki klas” włącza protesty pracownic opieki i kopaczy biedaszybów w Polsce, organizacje w handlu wielkopowierzchniowym i specjalnych strefach ekonomicznych, narastające konflikty klasowe w Chinach i Bangladeszu. Tym, co jego zdaniem charakteryzuje opisywane protesty, jest naruszanie granic między „zakładem pracy” a „życiem codziennym”. Podobnie jak prekariusze i prekariuszki nie mieszczą się w instytucjonalnych ramach etatowej pracy, tak i ich opór nie powinien być wpisywany jedynie bądź w kategorie ekonomicznych protestów pracowniczych, bądź kulturowe działania nowych ruchów społecznych. Ostatecznie Urbański dochodzi do wniosku, że wszystkie współczesne protesty pracownicze, lokatorskie i inne wpisują się w „poruszenie prekariatu”: zarówno te, których podejmują się bezrobotni w Europie, studentki w Stanach Zjednoczonych, jak i migrujące pracownice na Dalekim Wschodzie. Taka konstatacja odbiera jednak pojęciu prekariatu jakąkolwiek moc deskrypcyjną i eksplanacyjną.</text:span></text:p>
      <text:p text:style-name="P12">Standing pisze: „chociaż nie da się przytoczyć żadnych dokładnych liczb, możemy zgadywać, że obecnie w wielu krajach przynajmniej ¼ dorosłej populacji żyje w prekariacie” (Standing 2014, s. 73). Problem w tym, że w jego pracach znaleźć możemy trzy dystynktywne rozumienia tego, czym prekariat jest. Po pierwsze, może on być kategorią społeczną definiowaną przez posiadanie pewnych cech, takich jak szanse rynkowe, strukturę dochodu społecznego czy dostęp do zabezpieczeń socjalnych. Jest to rozumienie makrosocjologiczne. Po drugie, prekariat jest podmiotem społecznym, który potencjalnie ma zmobilizować się i wpłynąć na kształt polityk dotyczących rynku pracy oraz zabezpieczeń społecznych. W tym rozumieniu jest on ruchem społecznym. Ruchy społeczne to w socjologii analiza z poziomu mezo. Wreszcie po trzecie, prekarność to jednostkowe i intersubiektywne doświadczenie niepewności i kruchości życia. Jest ono niewątpliwie ufundowane na problemach opisywanych przez pierwsze rozumienie, ale stanowi wymiar autonomiczny. Mówimy tu o perspektywie mikrosocjologicznej. Na poniższych stronach proponujemy pogłębioną analizę każdego z tych wymiarów z osobna.</text:p>
      <text:p text:style-name="P12">Podobna, trójstopniowa klasyfikacja została zasugerowana, choć nie rozwinięta, przez Donatellę della Portę i in. (2015, s. 1). Jest ona bardziej obiecująca niż pięć rodzajów konceptualizacji prekariatu i prekarności, wyróżnionych przez australijskich badaczy: Iaina Campbella i Robina Price’a (2016). Przeglądając literaturę zauważyli następujące poziomy analizy: 1) prekarność zatrudnienia, 2) prekarność pracy, 3) prekarni pracownicy i pracownice, 4) prekariat jako klasa, 5) <text:soft-page-break/>prekarność egzystencji. Poziomy te mniej lub bardziej wyraźnie wiążą się ze sobą i przenikają. W naszym trójpoziomowym ujęciu, ugruntowanym w tradycji socjologicznej analizy, widzimy szansę usystematyzowania wielości rozumień prekariatu i prekarności.</text:p>
      <text:p text:style-name="P13">3. Poziom makro: prekarne zatrudnienie</text:p>
      <text:p text:style-name="P16">Makrosocjologiczne operacjonalizacje prekariatu dzielą się na dwie grupy. W pierwszej są te, które skupiają się na rodzaju zatrudnienia, jego charakterze, wysokości wynagrodzenia czy rodzaju kontraktu. W drugiej natomiast bardziej złożone konstrukcje, w których zatrudnienie jest tylko jednym z komponentów określających prekarność danej jednostki bądź grupy. Prekarność i przynależność do prekariatu są tu rozumiane jako złożone pozycje społeczne.</text:p>
      <text:p text:style-name="Standard"><text:span text:style-name="T19">W literaturze dominują jednak podejścia redukujące pojęcie prekarności do cech pracy, wysokości wynagrodzenia albo rodzaju kontraktu. Ryszard Szarfenberg </text:span><text:span text:style-name="T15">(2016, s. 6</text:span><text:span text:style-name="T13">–7)</text:span><text:span text:style-name="T19"> wymienia kilka wskaźników, które mogą być użyteczne dla badania zjawiska: stabilność pracy rozumiana jako wskazany w umowie okres zatrudnienia; zmienność zarobków; subiektywnie odczuwaną niepewność pracy; jakość pracy, w tym mierzona wysokością zarobków (por. Wright i Dwyer 2003). Każdy z nich wzbudza jednak wątpliwości jako samodzielny wskaźnik. Jednym z ważniejszych problemów jest również łączenie subiektywnej oceny i poczucia prekaryzacji jednostki z obiektywnymi wskaźnikami. Proponowane są zatem ujęcia wielowymiarowe. Leschke i Keune (za: Olsthoorn 2014, s. 426) przekonują, że prekarne zatrudnienie to takie, które posiada co najmniej dwie cechy z następującej listy: niskie wynagrodzenie, bardzo długie bądź bardzo krótkie godziny pracy, umowa na czas określony. Vera Trappman (2011) za prekarne formy zatrudnienia uważa zatrudnienie krótkoterminowe i tymczasowe (agencyjne), w niepełnym wymiarze godzin, samozatrudnienie oraz na podstawie umów cywilnoprawnych. Cztery elementy występują w definicji przyjętej przez autorów i autorki projektu o rozwoju dualnego rynku pracy w 10 krajach Unii Europejskiej, w tym Polski: niskie płace, brak lub ograniczone zabezpieczenie społeczne, niskie bezpieczeństwo pracy, i „inne warunki pracy mniej korzystne niż standardowe zatrudnienie” (Maciejewska i Mrozowicki 2016, s. 4). W przypadku takich operacjonalizacji przyjmuje się, że brak bezpieczeństwa szeroko rozumianego dochodu i reprezentacji wynika z odmówienia prekariuszom i prekariuszkom statusu pracowników. Odpowiada to polskim pojęciom zatrudnienia pracowniczego i niepracowniczego – z tym ostatnim jako formą, która nie daje prawa do zrzeszania w związkach zawodowych oraz do części ubezpieczeń społecznych. </text:span></text:p>
      <text:p text:style-name="Standard"><text:span text:style-name="T19">Raport </text:span><text:span text:style-name="T21">Diagnoza społeczna 2015</text:span><text:span text:style-name="T19"> pokazuje, że niemal jedna trzecia wszystkich pracujących w Polsce była objęta umowami czasowymi, co stanowiło odsetek najwyższy w Unii Europejskiej. Co </text:span><text:soft-page-break/><text:span text:style-name="T19">więcej, około 6% utrzymywało się z samozatrudnienia, 3% respondentów z umów cywilnoprawnych, a 2-3% bez żadnych formalnych kontraktów, a elastyczność zatrudnienia jest pozytywnie skorelowana z niższym wiekiem </text:span><text:span text:style-name="T15">(Strzelecki i in. 2015, s. 132</text:span><text:span text:style-name="T13">–133)</text:span><text:span text:style-name="T19">.</text:span><text:span text:style-name="T22"> W pierwszym badaniu charakterystyki atypowego zatrudnienia w Polsce GUS oszacował, iż 700 tys. osób, czyli 4,4% wszystkich pracujących pracowało głównie na podstawie umów cywilnoprawnych, z czego 92,5% wyłącznie, a 80,2% nie z własnego wyboru. 51,3% osób samozatrudnionych przyjęło tę formę pod presją pracodawcy, zatem niecała połowa podjęła decyzję o założeniu firmy dobrowolnie. „W sumie osoby pracujące w pracy głównej na umowach cywilnoprawnych bez możliwości wyboru innej formy zatrudnienia oraz osoby samozatrudnione, zmuszone przez pracodawcę do podjęcia takiej formy zatrudnienia, stanowiły 3,3% ogółu osób pracujących”, podsumowuje autorka notatki (GUS 2016, 4).</text:span></text:p>
      <text:p text:style-name="Standard"><text:span text:style-name="T19">Olsthoorn (2014) argumentuje jednak, iż tego rodzaju operacjonalizacje prekarności pozbawione komponentów zewnętrznych wobec pracy wiążą się z ryzykiem popełnienia błędu ekologicznego, czyli przypisania cechy wszystkim osobom zajmującym podobne stanowiska. Co więcej, badania Kozek, Kubisy i Ostrowskiego (2005) pokazują, że niskopłatne i prekarne prace w Polsce nie oznaczają koniecznie społecznej degradacji. Zdaniem autorek </text:span><text:span text:style-name="T21">Bliżej junk job niż working poor</text:span><text:span text:style-name="T19">, młodym i migrującym pracownikom i pracownicom w Polsce wciąż są dostępne inne niż płaca źródła dochodu społecznego: wsparcie rodziny, organizacji pozarządowych itd. Podobnych wniosków w odniesieniu do pracujących uczniów w Australii dostarczają wspomniani już Campbell i Price (2016) oraz wyniki badań nt. pracy kreatywnej w Polsce współautorki niniejszego tekstu (Palęcka 2017).</text:span></text:p>
      <text:p text:style-name="Standard"><text:span text:style-name="T19">Kalleberg stosuje natomiast całą gamę wskaźników, wśród nich także te wymienione wyżej, zasadniczo jednak zwraca uwagę na wymiar indywidualny (tj. dotyczący cech i położenia jednostki), wymiar (miejsca) pracy oraz wymiar instytucji. Twierdzi, że niepewność zatrudnienia oznacza: brak środków utrzymania innych niż zarobki, niskie zarobki, niestabilność pracy oraz ograniczony dostęp do instytucjonalnych (socjalnych) zabezpieczeń dochodu (za: Olsthoorn 2014, s. 423). Olsthoorn rozwija tę operacjonalizację i proponuje dwa równorzędne wskaźniki: jeden składający się z dochodu indywidualnego, dochodów w gospodarstwie domowym oraz dostępu do zasiłku dla osób bezrobotnych, i drugi wskaźnik dotyczący umowy (na czas określony lub nieokreślony) oraz szans na rynku pracy </text:span><text:span text:style-name="T15">(Olsthoorn 2014, s. 426</text:span><text:span text:style-name="T13">–429)</text:span><text:span text:style-name="T19">. Uwzględnia więc zarówno poziom pracy, jak instytucji i poziom indywidualny w badaniu ryzyka prekaryzacji dla różnorodnych grup. Jest to dotychczas bodaj najbardziej spójna propozycja mierzenia prekarności. Z drugiej strony tego rodzaju kombinowane indeksy mieszają ze sobą poziomy analizy, co stanowi szerszy problem, z którym mierzymy się w niniejszym tekście.</text:span></text:p>
      <text:p text:style-name="Standard"><text:soft-page-break/><text:span text:style-name="T19">Ujęcie zaproponowane przez zespół Mike’a Savage’a należy do drugiego rodzaju operacjonalizacji. Na podstawie jednego z największych w historii socjologii badania ankietowego, Great British Class Survey, zaproponował on nową wizję struktury klasowej w Wielkiej Brytanii. Punkt wyjścia stanowiła rozwijana przez Bourdieu w </text:span><text:span text:style-name="T21">Dystynkcji</text:span><text:span text:style-name="T19"> (2005) teoria podziałów klasowych jako pochodnych nierównej dystrybucji kapitałów: ekonomicznego, kulturowego i społecznego. Prekariat jako klasa najuboższa charakteryzuje się, oprócz najniższego dochodu, małą ilością kontaktów i niskim poziomem kapitału kulturowego (Savage i in. 2013, s. 25). Poddawana jest również kulturowej dyskryminacji i stygmatyzacji </text:span><text:span text:style-name="T15">(Savage i in. 2015, s. 189</text:span><text:span text:style-name="T13">–191)</text:span><text:span text:style-name="T19">. Choć autorzy i autorki raportu przyznają się do inspiracji Standingiem, ich ujęcie prekariatu idzie częściowo wbrew jego intencjom. Kategoria ta zostaje „zamknięta” na najniższym szczeblu struktury klasowej, podczas gdy Standing i Urbański podkreślają różnorodność prekariatu, jego rozproszenie w społeczeństwie oraz wynikający z tego rewolucyjny potencjał. Z drugiej strony, jak pamiętamy, Standing sam umieścił w swoim schemacie prekariat tuż nad bezrobotnymi i nieprzystosowanymi, co odpowiada z grubsza wynikom studium Savage’a i zespołu. Jeśli jednak uznamy, że prekariat oznacza ludzi o najniższych poziomach kapitału, termin ten staje się zamienny z „pracującymi biednymi” bądź podklasą. W takim wypadku traci on nowość, staje się redundantny i pozbawiony wartości poznawczej. Przypisuje bowiem wpisaną w pojęcie prekariatu niestabilność jednej, ściśle wyodrębnionej grupie, podczas gdy większość badaczy i badaczek sugeruje, że jest to szersze zjawisko. Co więcej, prowadzi to do problemów przy próbie ujęcia prekariatu jako ruchu społecznego – więcej na ten temat w następnym podrozdziale.</text:span></text:p>
      <text:p text:style-name="P12">Na poziomie makro najbardziej adekwatnym ujęciem problemu prekarności jest skupienie się na obiektywnych wskaźnikach sytuacji społeczno-gospodarczej, szczególnie takich, które pozwalają na międzykrajowe porównania. Warunki zatrudnienia (płaca, rodzaj oraz długość umowy) są kluczowe, niemniej należy również uwzględnić to, co składa się na Standigowski dochód społeczny.</text:p>
      <text:p text:style-name="P13">4. Poziom mezo: prekariat jako ruch społeczny</text:p>
      <text:p text:style-name="Standard">Prekariat to nie jedynie sposób klasyfikowania ludzi, ale również ich mobilizowania. Na poziomie mezo analizy socjologicznej znajduje on desygnat w postaci ruchów społecznych roszczących sobie prawo do reprezentacji prekariatu bądź w inny sposób odwołujących się do dyskutowanej tu wiązki znaczeń. Nie jest to przypadek. Jednym z celów teoretyków prekariatu jest nie tylko zwrócenie uwagi na działania zbiorowe przeprowadzane przez bądź w imieniu prekariuszy i prekariuszek, ale również zmotywowanie ich samych do podejmowania takich działań. Również w Polsce termin wyszedł „na ulice”, czyli poza ramy dyskursu socjologicznego i publicystycznego, by pojawić się w <text:soft-page-break/>działalności organizacji społecznych i związków zawodowych.</text:p>
      <text:p text:style-name="Standard"><text:span text:style-name="T19">W październiku 2011 roku w Poznaniu i Warszawie odbyły się protesty solidarnościowe z ruchami z USA i Hiszpanii, tak zwane „marsze oburzonych” bądź „marsze prekariatu” (Eljaszek 2011). Przywołanie tego terminu miało wówczas związek ze wspomnianą dyskusją wokół raportu „Młodych 2011” i publikacji </text:span><text:span text:style-name="T21">The Precariat</text:span><text:span text:style-name="T19">. Musiało minąć jeszcze nieco czasu, zanim prekariat zaczął być poważnie opracowywany przez aktywistów i aktywistki. 14 marca 2015 roku w czasie zjazdu delegatów OZZ „Inicjatywa Pracownicza” uchwalono sześć postulatów „przeciwko prekaryzacji pracy”, wśród których znajdują się wezwania do ograniczenia możliwości stosowania umów czasowych i cywilnoprawnych, likwidacji agencji pracy tymczasowej oraz specjalnych stref ekonomicznych. 28 marca tego samego roku w Warszawie odbył się Kongres Prekariatu zorganizowany przez stowarzyszenie Polska Społeczna przy współpracy OPZZ Konfederacja Pracy oraz Komisji Młodych OPZZ. W przygotowanej z tej okazji broszurze ocenia się liczbę prekariuszy w Polsce na około 6 milionów osób, co daje 40% wszystkich pracowników i pracownic. Anonimowy autor bądź autorka broszury na podstawie danych GUS wlicza w tę kategorię 1 100 000 osób samozatrudnionych, 3 652 000 osób na umowach o pracę na czas określony oraz 1 400 000 osób zatrudnionych na umowach o dzieło bądź zlecenie. Rozwinięciem idei był Marsz Prekariatu, który 16 maja 2015 roku wyruszył spod Ministerstwa Pracy i Polityki Społecznej pod Ministerstwo Gospodarki. Hasło demonstracji brzmiało: „Zero wyzysku, zero śmieciówek, zero bezrobocia”. Wydarzenie zostało zorganizowane przez te same organizacje, co Kongres. Protestowano przeciwko systemowej zgodzie na nadużywanie elastycznych form zatrudnienia oraz postulowano powrót do polityki uprzemysłowienia. W wydarzeniu wzięło udział kilkaset osób. Kilka dni później odbył się podobny marsz, tym razem organizowany przez OZZIP.</text:span></text:p>
      <text:p text:style-name="P12">Na naszych oczach doszło do opisywanego przez Bourdieu przejścia od kategorii analitycznej, „klasy na papierze”, do organizacji, od socjologicznej estymacji jego liczebności do reprezentacji prekariatu. W języku socjologii ruchów społecznych mówimy tu o prekariacie jako symbolicznej ramie działania zbiorowego. Pojęcie ram pozwala badać, jak aktorzy „przez różne praktyki dyskursywne […] próbują poruszyć struny istniejących doświadczeń kulturowych, narracji i wiedzy w obrębie języka poznawczego docelowej publiczności” (Lindekilde 2014, s. 196). Poprawna konstrukcja ramy pozwala ruchowi społecznemu zmobilizować potencjalną bazę członkowską, uzyskać wsparcie sojuszników, sugeruje też postulaty programowe i repertuar, czyli formy działania. W zaproponowanym przez Snowa i Bedforda (1988) ujęciu ramy składają się z trzech komponentów: diagnozy problemu, prognozy, czyli propozycji jego rozwiązania, oraz wezwania do działania.</text:p>
      <text:p text:style-name="Standard"><text:soft-page-break/><text:span text:style-name="T19">W omawianym tu przypadku kluczowa jest diagnoza, czyli stwierdzenie faktu, że prekariat istnieje, że trapi go problem socjalnej i egzystencjalnej niepewności oraz że coś należy z tym zrobić. Jest to pierwszy krok do powołania tej kategorii jako potencjalnego aktora społecznego, stworzenia zbiorowej tożsamości, do której poczuwać przynależność mogą ci, którzy również cierpią z powodu braku życiowej stabilności. Wypełnianiu treścią komponentu prognostycznego poświęcona jest na przykład </text:span><text:span text:style-name="T21">Karta prekariatu</text:span><text:span text:style-name="T19"> Standinga (2015), w której formułuje on 29 postulatów – ich realizacja przeciwdziałać ma narastaniu nierówności właściwych postfordowskiemu kapitalizmowi. Do najistotniejszych i najszerzej chyba podzielanych przez ruchy społeczne jest idea bezwarunkowego dochodu podstawowego oraz konieczność dostosowania instytucji i polityk państwa do realiów elastycznego rynku pracy. Motywacją do działania jest, rzecz jasna, chęć likwidacji prekarności i stworzenie nowej sieci instytucji, które realizowałyby postulaty sprawiedliwości społecznej. Oznaczałoby to również, jak trzeźwo zauważa Wacquant (2007, s. 73), koniec istnienia zbiorowości osób określanych przez swoją prekarność, czyli koniec samego prekariatu.</text:span></text:p>
      <text:p text:style-name="Standard"><text:span text:style-name="T19">Prekariat jest bardzo pojemną i atrakcyjną ramą przez to, że bazuje na problemach, które w dużej mierze przenikają tradycyjne podziały klasowe, płciowe, kulturowe czy etniczne. Jest to sposób konstruowania ekwiwalencji wielu grup w jednej tożsamości poprzez wskazanie łączącego je doświadczenia prekarności. Dla przykładu Inicjatywa Pracownicza wskazuje na wszechobecność kondycji prekarnej, niezależnie od zawodu, miejsca pracy, pochodzenia, wieku lub płci. Podobną strategię przyjmują związki zawodowe, które posługują się kategorią „ludzi pracy”, która włącza nie tylko faktycznie zatrudnionych, ale również bezrobotnych, emerytki itd. </text:span><text:span text:style-name="T15">(zob. Pal</text:span><text:span text:style-name="T13">ęcka 2015)</text:span><text:span text:style-name="T19">. Wpisuje się to w szerszy trend przemian działalności związków zawodowych na świecie. Porzuca się mianowicie wąskie, sektorowe i skupione na ekonomii ramy na rzecz ram szerokich, antyekonomicznych i uniwersalnych (Ross 2007). Ta zmiana taktyki jest odpowiedzią na niemożność podtrzymywania klasycznego, korporacjonistycznego modelu działania związków w sytuacji dezindustrializacji i dyspersji klasy pracowniczej. Rama prekarności stanowi, jak pisze Casas-Cortés (2014), ideową „skrzynkę z narzędziami”, przy pomocy których ruchy pracownicze mogą opisywać rzeczywistość i działać w niej.</text:span></text:p>
      <text:p text:style-name="P12">Prekariat może służyć jako nowa, szeroka i inkluzywna rama działalności związków i innych organizacji społecznych, ale warto pamiętać, że wcale nie musi. Mattoni i Vagiatzoglou (2014) porównując protesty we Włoszech i Grecji pokazują, że w tych drugich rama prekarności się nie przyjęła. Zamiast tego działania zbiorowe były mobilizowane na bazie tożsamości pracowniczej oraz bezpośrednich kontaktów w zakładach pracy. We Włoszech natomiast odniesienie do prekarności pozwoliło odpowiedzieć na pozytywnie waloryzowaną przez władze „elastyczność” i organizować ponadlokalne oraz ponadzakładowe działania. Brak dotąd opracowań na temat <text:soft-page-break/>polskich protestów, które pozwoliłyby stwierdzić, w jakim stopniu rama prekarności przyjęła się jako symboliczny organizator działań zbiorowych. Z jednej strony działacze i działaczki OZZ IP, będąc pod wpływem współpracy ze środowiskami aktywistycznymi z Włoch, starali się uruchomić tę ramę poprzez wspomniane wyżej działania – jednak bez wyraźnej kontynuacji. Z drugiej, powstała w 2015 roku partia Razem ustami swojego działacza nazwała się „aspirującą do miana partii prekariatu” (Moll 2015).</text:p>
      <text:p text:style-name="Standard"><text:span text:style-name="T19">Należy pamiętać, że nie istnieje żadna prosta korelacja między ramami mobilizacji a empirycznie mierzalnymi warunkami bycia. Kevin Doogan argumentuje, że próby mobilizacji prekariatu nie są koniecznie równoległe do rozpowszechniania się statystycznie mierzalnej prekaryzacji (Doogan 2009). Mimo iż tendencja ku prekaryzacji pracy jest globalna, sam termin prekariat nie przyjął się, na przykład, w świecie anglosaskim i Skandynawii </text:span><text:span text:style-name="T15">(Arnold i Bongiovi 2013, s. 299</text:span><text:span text:style-name="T13">–300)</text:span><text:span text:style-name="T19">. Relacja między bytem a świadomością jest znacznie bardziej złożona niż wynikanie. Co więcej, wśród badaczy i badaczek Globalnego Południa, jak i ruchów pracowniczych tej części świata, od dawna ugruntowane jest pojęcie „pracy nieformalnej” lub „nieregularnej” albo „samozatrudnienia”, co ma zbliżony, lecz nie tożsamy zasięg semantyczny (zob. Breman 1996; Chun i Williams 2013; Tilly i in. 2013; Agarwala 2014).</text:span></text:p>
      <text:p text:style-name="Standard"><text:span text:style-name="T19">Problem ten jawi się ze szczególną ostrością, jeśli uznamy, że prekariat stanowi klasę społeczną w takim rozumieniu, jakie proponują Savage i zespół oraz Standing, gdy stara się zrekonstruować strukturę klasową. Mobilizacja klas najbardziej upośledzonych jest bowiem szczególnie problematyczna. W klasycznej już pozycji zatytułowanej </text:span><text:span text:style-name="T21">Poor people’s movements </text:span><text:span text:style-name="T19">Piven i Cloward (1979) przekonują, że klasy niższe mają problemy z utrzymaniem poziomu mobilizacji i formalnej organizacji. Analiza Domańskiego pokazuje, że robotnicy i chłopi znacznie rzadziej biorą też udział w działaniach zbiorowych </text:span><text:span text:style-name="T15">(Doma</text:span><text:span text:style-name="T13">ński 2015, s. 201–218)</text:span><text:span text:style-name="T19">. Ich działania zbiorowe przybierają charakter eksplozji w odpowiedzi na otwierające się szanse wpłynięcia na działalność państwa. Jako takie nie są w stanie systematycznie postulować wprowadzanie daleko idących zmian, jaką byłoby niewątpliwie wprowadzenie dochodu podstawowego, lecz raczej wspierać bądź oponować przeciwko działaniom innych aktorów społecznych.</text:span></text:p>
      <text:p text:style-name="P2">5. Poziom mikro: prekarność jako doświadczenie</text:p>
      <text:p text:style-name="Standard"><text:span text:style-name="T19">Przywołane już redaktorki tomu </text:span><text:span text:style-name="T21">The New Social Division: Making and Unmaking Precariousness</text:span><text:span text:style-name="T19"> stwierdzają, że nie jest dużym problemem dla teorii i praktyki socjologicznej rozmycie terminów „prekarność” i „prekaryzacja”. Mogą one być użyte dosyć ogólnie do opisu wielu sytuacji i zdarzeń. Czym innym jest jednak brak definicji prekariatu. To pojęcie domaga się doprecyzowania, skoro ma dotyczyć określonej grupy społecznej lub klasy (Porta i in. 2015, s. 1). Otóż dla języka polskiego </text:span><text:soft-page-break/><text:span text:style-name="T19">także prekarność wymaga dookreślenia, słowo to pojawiło się bowiem wraz z popularyzacją teorii prekariatu w rodzimych mediach, akademii oraz pośród aktywistek i aktywistów. Do tej pory posłużyć się można było terminami takimi jak niestabilność, kruchość, niepewność, jak uczyniła to Agata Czarnacka, tłumacząc </text:span><text:span text:style-name="T21">Ramy wojny</text:span><text:span text:style-name="T19"> Judith Butler (Czarnacka 2011, s. 274). Jak wskazywaliśmy już kilkakrotnie, pojęcie prekarności okaże się redundantne, jeśli nie posiada desygnatu w postaci nowego zjawiska empirycznego lub teoretycznego.</text:span></text:p>
      <text:p text:style-name="Standard"><text:span text:style-name="T17">Czarnacka tłumaczyła terminy </text:span><text:span text:style-name="T20">precariousness</text:span><text:span text:style-name="T18"> i </text:span><text:span text:style-name="T20">precarity</text:span><text:span text:style-name="T18"> jako, odpowiednio, kruchość – dla filozoficznego opisu podstawowej kondycji człowieka, i niepewność – w kontekstach ekonomiczno-politycznych (tamże). Według Butler kruchość dotyczy wszystkich nas jednakowo, ponieważ jesteśmy istotami cielesnymi i śmiertelnymi. Natomiast „niepewność dystrybuowana jest nierównomiernie” (Butler 2011, s. 21). Instytucjonalne rozwiązania ochraniające naszą kruchość są dostępne w różnym stopniu różnym częściom populacji, lecz niektóre są ich całkowicie pozbawione. Butler pisze o prekarności, czy też niepewności, w kontekście wojny i jej dyskursywnej normalizacji. Pewne grupy „już zawczasu zamieszkują […] zniszczony i utracony obszar; są zniszczone i stracone ontologicznie od samego początku, tzn., że jeśli zostaną zniszczone przez wojnę, tak naprawdę nic nie zostanie zniszczone” (Butler 2011, s. 24). Podobnie normalizacji cierpienia sprzyja dyskurs o wygranych i przegranych transformacji, który okazuje się katalogowaniem populacji jako przeznaczonych na straty w drodze modernizacji całego społeczeństwa. Butler proponuje rozumienie prekarności na dwóch poziomach: fundamentalnej kruchości ciała ludzkiego oraz instytucjonalnej niepewności. Ten drugi poziom okazuje się płodny dla socjologii, stanowi bowiem podstawę do wyróżniania chronionych lub pozbawionych ochrony grup, a ochrona ta rozpatrywana może być w kontekstach politycznym, ekonomicznym, socjalnym i innych.</text:span></text:p>
      <text:p text:style-name="Standard"><text:span text:style-name="T18">Jeśli Butler skupiła się, w duchu Foucaulta, na zewnętrznych warunkach funkcjonowania całych populacji, Isabell Lorey idzie kilka kroków dalej, żeby opisać prekarne doświadczenie jednostki. Ona także odróżnia egzystencjalną niepewność od prekarności jako relacji nierówności (Lorey 2015, s. 21). Ttakie właśnie należy nadać znaczenie polskiemu neologizmowi: prekarność byłaby nierówno dystrybuowaną niepewnością, zawsze implikując określone, klasowe urządzenie społeczeństwa. Równocześnie prekarność odnosi się do doświadczenia jednostki. Jak podkreśla Lorey, czerpiąc tak z Butler, jak Foucault i Paolo Virno, doświadczenie to jest charakterystyczne dla neoliberalnej odmiany kapitalizmu, ponieważ to w niej kultywowany jest indywidualizm, jeden z niezbędnych warunków prekarności. W ten sposób Lorey wychodzi naprzeciw zarzutom o nazbyt wąską perspektywę historyczną, wytaczanym wobec Standinga, który opisuje prekariat jako nowy fenomen, porównując ją jedynie do powojennego porządku państwa opiekuńczego (Breman 2013). </text:span><text:soft-page-break/><text:span text:style-name="T18">W rzeczy samej, Marcel Van der Linden (2014) odnajduje opis pierwszych prekariuszy już w Nowym Testamecie. Lorey definiuje więc omawiane tu zjawisko jako specyficznie uwarunkowane przez neoliberalizm. Tu pojawia się z kolei pojęcie prekaryzacji (</text:span><text:span text:style-name="T20">precarization</text:span><text:span text:style-name="T18">) jako techniki zarządzania jednostkami i populacjami przez normalizację niestabilności i niepewności (tamże, s. 35). „Postfordowski pracownik staje się przedsiębiorczym wirtuozem zarządzającym sobą samym” (tamże, s. 69). Jak wiemy z lektury Foucaulta, taki proces zarządzania jest możliwy jedynie w określonych warunkach nowoczesności. Proponujemy nadać omawianemu pojęciu to swoiste znaczenie: prekarność jest doświadczeniem nierówności właściwym neoliberalnej formacji ekonomiczno-społecznej. Nie oznacza to, że fordyzm nie generował podobnej nierówności. Popularność analiz prekarności wynika z przenikania peryferyjnych dotąd form zatrudnienia i egzystencji do centrum, czyli do tych segmentów rynku pracy, które długo pozostawały ostoją stabilnych kontraktów i określonych tożsamości zawodowych. Tymczasem niepewność i zależność od innych zawsze była udziałem mniejszości, kobiet, migrantów i innych grup wykluczonych.</text:span></text:p>
      <text:p text:style-name="P10">Mimo dość obszernych ram analizy, Lorey wiąże doświadczenie prekarności z pracą – nie tyle jej dostępnością czy z formą umowy, ile z praktykami, które się z nią wiążą. Stąd postać wirtuoza, który cały swój czas, relacje, interakcje i osobowość poświęca pracy. Co istotne, doświadczenie prekarności, choć ufundowane na sytuacji na rynku pracy i szansach życiowych, dotyczy całości egzystencji jednostki.</text:p>
      <text:p text:style-name="P12">Nie jest to zawsze jednoznacznie negatywne doświadczenie. David Hesmondhalgh i Sarah Baker, którzy badali przemysły kulturowe w Wielkiej Brytanii, zauważyli, że grupa pracowników i pracownic kreatywnych widzą niestabilność i niepewność jako konieczne, a nawet atrakcyjne. Jest to według nich „bardzo skomplikowana wersja wolności” (Hesmondhalgh i Baker 2011, s. 36). Zadanie wirtuoza polega na takiej organizacji życia i pracy, aby niepewność zniwelowana była różnorodnymi źródłami dochodu społecznego, tj. siecią kontaktów i wsparcia, wieloma różnorodnymi zleceniami, czy nawet kilkoma wykonywanymi zawodami. Jeszcze inaczej mówiąc, rozwija się „nowy rodzaj polaryzacji pomiędzy tymi, którzy mogą łączyć indywidualizm z niezależnością dzięki swojej bezpiecznej pozycji społecznej, a tymi, którzy doświadczają indywidualności jak cierpienia, ponieważ oznacza ona brak więzi i ochrony” (Castel 2003, s. 457). Dlatego też Castel pisze o indywidualności jako słabości, bezbronności (tamże, s. 452).</text:p>
      <text:p text:style-name="Standard"><text:span text:style-name="T19">Zbieg różnych warunków, wydarzeń i sytuacji w biografii jednostki każdorazowo inaczej kształtuje doświadczenie prekarności. Imigranci, zwłaszcza pracujący bez umowy, zgłaszają złe warunki pracy, niemożność egzekwowania swoich praw i bezbronność wobec pracodawcy </text:span><text:span text:style-name="T15">(Porth</text:span><text:span text:style-name="T13">é i in. 2010)</text:span><text:span text:style-name="T19">. Z kolei osoby wkraczające na rynek pracy i chwytające się zajęć dorywczych – czują się </text:span><text:soft-page-break/><text:span text:style-name="T19">zbędne, pozbawieni jakiejkolwiek kontroli (MacDonald 2009). Ujęcie prekarności jako indywidualnego intersubiektywnego doświadczenia otwiera dalsze wymiary dla badania zjawiska, od wyborów politycznych, przez migracje, decyzje reprodukcyjne, zdrowie, etc. Stosunkowo regularnie analizowany jest wpływ niestabilnego zatrudnienia na kondycję psychofizyczną pracowników i pracownic (zob. Szarfenberg 2016, s. 10). Clarke z zespołem podkreśla konieczność złożonego badania tego rodzaju zależności, zauważyła bowiem, że na poziom stresu i zdrowie psychiczne wpływa nie sama forma zatrudnienia, ale też indywidualne oczekiwania, potrzeby i otrzymywane wsparcie (Clarke i in. 2007).</text:span></text:p>
      <text:p text:style-name="Standard">W świetle twierdzenia, że prekarność jest sytuacją właściwą postfordyzmowi, wszelkie analizy tak ujętej niepewności i niestabilności są faktycznie badaniem neoliberalizmu oraz jego wpływu na egzystencję jednostek. Obraz komplikuje się, kiedy zauważymy, że długofalowy trend na europejskich rynkach pracy wzmacniał stabilność zatrudnienia, przynajmniej do początku XXI wieku (Doogan 2009). Prekarność może więc być raczej subiektywnie odczuwana jako lęk przed utratą bezpieczeństwa niż być faktycznie doświadczaną niestabilnością. Nie jest to jednak po prostu „spontaniczna przemiana społecznej wrażliwości, lecz ideologiczna zmiana o zasadniczym wpływie” (tamże, s. 208). Ta konstatacja wzmacnia jeszcze tezę o prekaryzacji jako sposobie urządzania społeczeństwa. Ponownie odwołajmy się do Bourdieu, którego teoria była punktem wyjścia dla niniejszych rozważań: „<text:span text:style-name="T7">précarité</text:span> […] jest nową formą dominacji w życiu publicznym […] opartą na wytworzeniu zgeneralizowanego i permanentnego stanu niepewności, który ma na celu zmuszenie pracowników i pracownic do uległości, do akceptacji wyzysku” (za: Doogan 2009, s. 205). Dlatego Kevin Doogan kończy swoją książkę o współczesnym kapitalizmie słowami: „słabość świata pracy jest nie strukturalna, lecz ideologiczna” (tamże, s. 214).</text:p>
      <text:p text:style-name="P14">6. Podsumowanie</text:p>
      <text:p text:style-name="P6">W artykule zaproponowałyśmy trzy blisko związane, lecz różne rozumienia prekarności i prekariatu, które przypisałyśmy do trzech poziomów analizy. </text:p>
      <text:p text:style-name="P6">Po pierwsze, prekarne zatrudnienie opisuje kategorię pracowników narażonych na niepewność w konsekwencji cech wykonywanej przez siebie pracy. Wskazałyśmy, że użyteczne jest łączenie wskaźników dotyczących pracy i umowy ze wskaźnikami dostępności dochodu społecznego. W związku ze strukturą tego dochodu, to zatrudnienie determinuje dziś pozycję społeczną jednostki. Jakość i warunki zatrudnienia decydują o przypisaniu danej jednostki bądź grupy do makrosocjologicznej kategorii prekarnych pracowników i pracownic. Krytycznie odniosłyśmy się natomiast do propozycji rozumienia prekariatu jako odrębnej klasy społecznej. Podejście takie <text:soft-page-break/>odbiera temu pojęciu nowość oraz uniemożliwia łączenie go z innymi rozumieniami. Również przytaczane przez nas dane dotyczące polskiej sytuacji nie wskazują na wyodrębnianie się odrębnej klasy prekariatu.</text:p>
      <text:p text:style-name="Standard"><text:span text:style-name="T3">Na poziomie mezosocjologicznym prekariat stanowi ramę mobilizacji stosowaną przez ruchy, związki zawodowe i innych aktorów. Ruch społeczny prekariuszy wychodzi od diagnozy pracowniczej i egzystencjalnej niepewności, by rozwinąć program odejścia od związania obywatelstwa ze statusem pracowniczym i przemyślenia instytucjonalnego systemu zabezpieczeń socjalnych</text:span><text:span text:style-name="T11">. Jako rama symboliczna, prekariat nie jest pojęciem o jednej, ustalonej treści. Nie istnieje jasno wytyczona baza społeczna tego typu ruchów, nie istnieje także uniwersalna lista postulatów. Struktura możliwości politycznych i dynamika mobilizacji każdorazowo determinują to, czym prekariat się staje. Tym, co proponujemy jest ujednolicenie socjologicznego spojrzenia na to zjawisko: prekariat nie jest „niebezpieczną klasą” jako taką, lecz raczej kategorią, którą ruchy społeczne oraz życzliwe im badaczki społeczne starają się pobudzić.</text:span></text:p>
      <text:p text:style-name="P6">Prekarność to doświadczenie braku bezpieczeństwa (lub zagrożenia jego utratą), którego upowszechnianie się jest charakterystyczne dla obecnej fazy kapitalizmu. Wiąże się ono zarówno z lękiem, jak i specyficznym rozumieniem wolności od zobowiązań. Stanowi punkt wyjścia dla badań antropologicznych, ale i np. medycznych. Choć doświadczenie prekarności, lęku i kruchości życia jest ostatecznie doświadczeniem jednostkowym, to jego dystrybucja jest dystrybucją społeczną. Przywoływane przez nas badania wskazują na związek między pozycją społeczną a poczuciem bezpieczeństwa i jego instytucjonalnymi gwarantami. Strukturalne czynniki muszą zostać uwzględnione w analizie, jeśli chcemy zrozumieć pochodzenie oraz powszechność doświadczenia prekarności.</text:p>
      <text:p text:style-name="P6">Zaletą trójstopniowego rozumienia prekariatu jest możliwość kompleksowego spojrzenia na procesy zachodzące na styku globalizacji, oddolnej aktywności społecznej oraz indywidualnego doświadczania świata. Richard Seymour (2012) pisze: „Prekarność jest immanentna neoliberalnemu kapitalizmowi, w którym wzrost opiera się na ryzyku finansowym i zadłużeniu, w którym rynki pracy są osłabiane a osłony socjalne likwidowane, w którym państwa budują bariery, by pozbawiać pewne kategorie pracowników obywatelskich standardów, i w którym pęd do zdobywania nowych pól akumulacji prowadzi do grodzenia ziemi, wywłaszczania i urbanizacji bez zatrudnienia”. Jedynie trójwymiarowe (bądź posiadające więcej wymiarów, których tutaj nie ujęliśmy) rozumienie pozwala uchwycić dynamiczny i dialektyczny aspekt procesu prekaryzacji. Jest to zjawisko, w którym stykają się i wzajemnie wpływają na siebie przemiany na rynku pracy, indywidualny lęk i utrata, oraz organizacje pracownicze. Wymierzone w prawa pracownicze reformy oraz demontaż <text:soft-page-break/>instytucji opiekuńczych państwa wzmagają poczucie zagrożenia, na którego bazie mobilizują się ruchy społeczne: zarówno ksenofobiczne, które oferują schronienie w tradycyjnej wspólnocie, jak i te, które starają się dotrzeć do klasowych źródeł problemu. Jest to niewątpliwie wyzwanie dla tradycyjnych, subdyscyplinarnych podziałów w ramach socjologii, ale wyzwanie z którym musimy się zmierzyć.</text:p>
      <text:p text:style-name="P14">7. Bibliografia</text:p>
      <text:p text:style-name="P3">Agarwala, Rina, 2014, <text:span text:style-name="T7">Informal workers’ struggles in eight countries</text:span>, „Brown Journal of World Affairs”, nr 20<text:span text:style-name="T16">.</text:span></text:p>
      <text:p text:style-name="P3">Arak, Piotr, 2012, <text:span text:style-name="T7">Prekariat a rynek pracy</text:span>, „<text:span text:style-name="T10">Instytut Obywatelski”, 14 marca 2012. </text:span></text:p>
      <text:p text:style-name="P3">Arnold Dennis i Joseph R. Bongiovi, 2013, <text:span text:style-name="T7">Precarious, informalizing, and flexible work: Transforming concepts and understandings</text:span>, „<text:span text:style-name="T10">American Behavioral Scientist”,</text:span> nr 57.</text:p>
      <text:p text:style-name="P3">Bourdieu Pierre, 2005, <text:span text:style-name="T6">Dystynkcja. Społeczna krytyka władzy sądzenia</text:span>, Wydawnictwo Naukowe SCHOLAR, Warszawa.</text:p>
      <text:p text:style-name="P3">Bourdieu Pierre, 2008, <text:span text:style-name="T7">Co tworzy klasę społeczną? O teoretycznym i praktycznym istnieniu grup</text:span><text:span text:style-name="T10">,</text:span><text:span text:style-name="T7"> </text:span>„<text:span text:style-name="T10">Recykling Idei”</text:span>, nr 11.</text:p>
      <text:p text:style-name="P1">Breman Jan, 1996, <text:span text:style-name="T7">Footloose Labour: Working in India's Informal Economy</text:span>, Cambridge University Press, Cambridge.</text:p>
      <text:p text:style-name="P1">Breman Jan, 2013, <text:span text:style-name="T7">A Bogus Concept?</text:span><text:span text:style-name="T10">, „New Left Review”, nr 84.</text:span></text:p>
      <text:p text:style-name="P3">Butler Judith, 2011, <text:span text:style-name="T6">Ramy wojny</text:span>, Instytut Wydawniczy Książka i Prasa, Warszawa.</text:p>
      <text:p text:style-name="P1">Campbell Iain, Robin Price, 2016, <text:span text:style-name="T7">Precarious work and precarious workers: Towards an improved</text:span></text:p>
      <text:p text:style-name="P1"><text:span text:style-name="T7">conceptualisation</text:span>, „The Economic and Labour Relations Review”, t. 27 (3).</text:p>
      <text:p text:style-name="P3">Casas-Cortés Maribel, 2014, <text:span text:style-name="T7">A genealogy of precarity: A toolbox for rearticulating fragmented social realities in and out of the workplace</text:span>, „<text:span text:style-name="T10">Rethinking Marxism”, nr</text:span> 26.</text:p>
      <text:p text:style-name="P3">Castel Robert, 2003, <text:span text:style-name="T6">From manual workers to wage laborers. Transformation of the social question</text:span>, Transaction Publishers, New Brunswick – London.</text:p>
      <text:p text:style-name="P1">Chun Jennifer Jihye, Michelle Williams, 2013, <text:span text:style-name="T7">Labour as a Democratizing Force?: Lessons from South Africa and Beyond</text:span><text:span text:style-name="T10">, „Rethinking Development and Inequality”, t. 2.</text:span></text:p>
      <text:p text:style-name="P3">Clarke Marlea, Wayne Lewchuk, Alice de Wolff i Andy King, 2007, <text:span text:style-name="T7">This just isn’t sustainable: Precarious employment, stress and workers’ health</text:span>, „<text:span text:style-name="T10">International Journal of Law and Psychiatry”, nr</text:span> 30.</text:p>
      <text:p text:style-name="P3">Czarnacka Agata, 2011, <text:span text:style-name="T7">Posłowie od tłumaczki</text:span>, w: Judith Butler, <text:span text:style-name="T6">Ramy wojny</text:span>, Instytut Wydawniczy Książka i Prasa, Warszawa.</text:p>
      <text:p text:style-name="P3">Domański Henryk, 2015, <text:span text:style-name="T6">Czy w Polsce istnieją klasy społeczne?</text:span>, Wydawnictwo Krytyki Politycznej, Warszawa.</text:p>
      <text:p text:style-name="P3">Doogan Kevin, 2009, <text:span text:style-name="T6">New capitalism? The transformation of work</text:span>, Polity Press, Cambridge – Malden.</text:p>
      <text:p text:style-name="P3">Dryll Irena, 2011, <text:span text:style-name="T7">Prekariat rośnie w siłę</text:span>, „<text:span text:style-name="T10">Studio Opinii”, 4 grudnia 2011.</text:span></text:p>
      <text:p text:style-name="P3">Eljaszek Karolina, 2011, <text:span text:style-name="T7">Polski prekariat – o co chodzi Oburzonym?</text:span>, „<text:span text:style-name="T10">NaszeMiasto.pl Warszawa”, 11 stycznia 2011.</text:span></text:p>
      <text:p text:style-name="P3">GUS, 2016, <text:span text:style-name="T7">Pracujący w nietypowych formach zatrudnienia</text:span>, Główny Urząd Statystyczny, Warszawa.</text:p>
      <text:p text:style-name="P3">Hesmondhalgh David i Sarah Baker, 2011, <text:span text:style-name="T7">A very complicated version of freedom. Conditions and </text:span><text:soft-page-break/><text:span text:style-name="T7">experiences of creative labour in three cultural industries</text:span>, „<text:span text:style-name="T10">Variant”</text:span>, nr 41.</text:p>
      <text:p text:style-name="P3">Kozek Wiesława, Julia Kubisa i Piotr Ostrowski, 2005, <text:span text:style-name="T7">Bliżej junk job niż working poor. Nisko kwalifikowana nisko płatna praca w usługach w Polsce</text:span>, „<text:span text:style-name="T10">Polityka Społeczna”</text:span>, nr 10.</text:p>
      <text:p text:style-name="P3">Lindekilde Lasse, 2014, <text:span text:style-name="T7">Discourse and frame analysis. In-depth analysis of qualitative data in social movement research</text:span>, w: Donatella della Porta (red.), <text:span text:style-name="T6">Methodological practices in social movement research</text:span>, Oxford University Press, Oxford.</text:p>
      <text:p text:style-name="P1">Linden, Marcel van der, 2014, <text:span text:style-name="T7">San Precario: A New Inspiration for Labor Historians</text:span>, „Labor: Studies in Working-Class History of the Americas” t. 11 (1).</text:p>
      <text:p text:style-name="P3">Lorey Isabell, 2015, <text:span text:style-name="T6">State of insecurity. Government of the precarious</text:span><text:span text:style-name="T10">, </text:span>Verso, London – New York.</text:p>
      <text:p text:style-name="P3">MacDonald Robert, 2009, <text:span text:style-name="T7">Precarious work: risk, choice and poverty traps</text:span>, w: Andy Furlong (red.), <text:span text:style-name="T7">Handbook of youth and young adulthood: New perspectives and agendas</text:span>, Routledge, London – New York.</text:p>
      <text:p text:style-name="P1">Maciejewska Małgorzata, Adam Mrozowicki, 2016, <text:span text:style-name="T7">The rise of the dual labour market: fighting precarious employment in the new member states through industrial relations (PRECARIR). Country report: Poland</text:span><text:span text:style-name="T10">, Central European Labour Studies Institute, Bratysława.</text:span></text:p>
      <text:p text:style-name="P3">Mattoni Alice i Markos Vogiatzoglou, 2014, <text:span text:style-name="T7">Italy and Greece, before and after the crisis: between mobilization and resistance against precarity</text:span>, „<text:span text:style-name="T10">Quaderni”</text:span>, nr 84.</text:p>
      <text:p text:style-name="P3">Moll Łukasz, 2015, <text:span text:style-name="T7">Prekariat Razem, czyli jak my to robimy?</text:span>, „<text:span text:style-name="T10">Praktyka Teoretyczna”, 19 listopada 2015.</text:span></text:p>
      <text:p text:style-name="P3">Olsthoorn Martin, 2014, <text:span text:style-name="T7">Measuring precarious employment: A proposal for two indicators of precarious employment based on set-theory and tested with Dutch labor market-data</text:span>, „<text:span text:style-name="T10">Social Indicators Research”, nr</text:span> 119.</text:p>
      <text:p text:style-name="P3">Ostrowski Piotr, 2013, <text:span text:style-name="T7">Nie zgadzajmy się już na większą elastyczność,</text:span> „<text:span text:style-name="T10">Krytyka Polityczna”, 1 maja 2013.</text:span></text:p>
      <text:p text:style-name="P3">Palęcka Alicja, 2015, <text:span text:style-name="T7">Niestabilne zatrudnienie jako problem społeczny w Polsce</text:span>, „<text:span text:style-name="T10">Humanizacja Pracy”</text:span>, nr 1.</text:p>
      <text:p text:style-name="P1">Palęcka Alicja, 2017, <text:span text:style-name="T7">Emotional Costs of Creative Labour. Reputation building, Networking and Work-for-Labour of Polish creative workers</text:span>, “Workers of the World – Exploring Global Perspectives on Labour from the 1950s to the Present”, Hanower, 28-30 czerwca 2017.</text:p>
      <text:p text:style-name="P3">Piven Frances Fox i Richard A. Cloward, 1979, <text:span text:style-name="T6">Poor people’s movements: why they succeed, how they fail</text:span>, Vintage Books, New York.</text:p>
      <text:p text:style-name="P3">Porta Donatella della, Sakari Hänninen, Martti Sissiäinen i Tiina Silvasti, 2015, <text:span text:style-name="T7">The precarization effect</text:span>, w: Donatella della Porta i in. (red.), <text:span text:style-name="T6">The new social division. Making and unmaking precariousness</text:span>, Palgrave Macmillan, Houndmills – New York.</text:p>
      <text:p text:style-name="P3">Porthé Victoria, Emily Ahonen, M. Luisa Vázquez, Catherine Pope, Andrés Alonso Agudelo, Ana M. García, Marcelo Amable, Fernando G. Benavides i Joan Benach, 2010, <text:span text:style-name="T7">Extending a model of precarious employment: A qualitative study of immigrant workers in Spain,</text:span> „<text:span text:style-name="T10">American Journal of Industrial Medicine”, nr</text:span> 53.</text:p>
      <text:p text:style-name="P3">Ross Stephanie, 2007, <text:span text:style-name="T7">Varieties of social unionism: Towards a framework for comparison</text:span>, „<text:span text:style-name="T10">Just Labour: A Canadian Journal of Work and Society”, nr</text:span> 11.</text:p>
      <text:p text:style-name="P3">Savage Mike, Niall Cunningham, Fiona Devine, Sam Friedman, Daniel Laurison, Lisa McKenzie, Andrew Miles, Helene Snee i Paul Wakeling, 2015, <text:span text:style-name="T6">Social class in the 21st century</text:span>, Pelican, London.</text:p>
      <text:p text:style-name="P3">Savage Mike, Fiona Devine, Niall Cunningham, Mark Taylor, Yaojun Li, Johs. Hjellbrekke, Brigitte Le Roux, Sam Friedman, i Andrew Miles, 2013, <text:span text:style-name="T7">A new model of social class: Findings from the BBC’s Great British Class Survey experiment</text:span>, „<text:span text:style-name="T10">Sociology”, nr</text:span><text:span text:style-name="T7"> </text:span>0.</text:p>
      <text:p text:style-name="P3">Seymour Richard, 2012, <text:span text:style-name="T7">We are all precarious: On the concept of the „precariat” and its misuses</text:span>, <text:soft-page-break/><text:span text:style-name="T10">New Left Project, 10 lutego 2012</text:span>.</text:p>
      <text:p text:style-name="P3">Smoczyński Wawrzyniec, 2011, <text:span text:style-name="T7">Prekariusze wszystkich krajów</text:span>, „<text:span text:style-name="T10">Polityka”</text:span>, 16 września 2016.</text:p>
      <text:p text:style-name="P3">Snow David A. i Robert D. Benford, 1988, <text:span text:style-name="T7">Ideology, frame resonance, and participant mobilization</text:span>, w: Bert Klandermans, Hanspeter Kriesi i Sidney Tarrow (red.), <text:span text:style-name="T6">From structure to action: Social movement participation across cultures</text:span>, JAI Press, Greenwich.</text:p>
      <text:p text:style-name="P3">Sowa Jan, 2010, <text:span text:style-name="T7">Prekariat - globalny proletariat w epoce pracy niematerialnej</text:span>, w: Joanna Sokołowska (red.), <text:span text:style-name="T6">Robotnicy opuszczają miejsca pracy</text:span>, Muzeum Sztuki w Łodzi, Łódź.</text:p>
      <text:p text:style-name="P3">Standing Guy, 2009, <text:span text:style-name="T6">Work after globalization. Building occupational citizenship</text:span>, Edward Elgar, Cheltenham – Northampton.</text:p>
      <text:p text:style-name="P3">Standing Guy, 2011, <text:span text:style-name="T6">The precariat. The new dangerous class</text:span>, Bloomsbury Academic, London – New York.</text:p>
      <text:p text:style-name="P3">Standing Guy, 2014, <text:span text:style-name="T6">Prekariat. Nowa niebezpieczna klasa</text:span>, Wydawnictwo Naukowe PWN, Warszawa.</text:p>
      <text:p text:style-name="P3">Standing Guy, 2015, <text:span text:style-name="T6">Karta prekariatu</text:span>, Wydawnictwo Naukowe PWN, Warszawa.</text:p>
      <text:p text:style-name="P3">Strzelecki Paweł, Katarzyna Saczuk, Izabela Grabowska i Irena E. Kotowska, 2015, <text:span text:style-name="T7">Warunki życia gospodarstw domowych. Rynek pracy. Diagnoza Społeczna 2015</text:span>, „<text:span text:style-name="T10">Contemporary Economics”, nr</text:span> 9.</text:p>
      <text:p text:style-name="P3">Szafraniec Krystyna, 2011, <text:span text:style-name="T7">Młodzi 2011</text:span>, Kancelaria Prezesa Rady Ministrów, Warszawa.</text:p>
      <text:p text:style-name="P3">Szarfenberg Ryszard, 2016, <text:span text:style-name="T7">Prekarność, prekaryjność, prekariat – krótkie wprowadzenie (wersja 3.5, 03.01.16)</text:span>, Academia.edu.</text:p>
      <text:p text:style-name="P3">Thompson E.P., 1966, <text:span text:style-name="T6">The making of English working class</text:span>, Vintage Books, New York.</text:p>
      <text:p text:style-name="P1">Tilly Chris i in., 2013, <text:span text:style-name="T7">Informal Worker Organizing as a Strategy for Improving Subcontracted Work in the Textile and Apparel Industries of Brazil, South Africa, India and China</text:span><text:span text:style-name="T10">, Institute for Research on Labor and Employment UCLA, Los Angeles.</text:span></text:p>
      <text:p text:style-name="P3">Trappmann Vera, 2011, <text:span text:style-name="T9">Precarious employment in Poland – a legacy of transition or an effect of European integration?</text:span>, „<text:span text:style-name="T10">Emecon. Employment and Economy in Central and Eastern Europe”, nr</text:span> 1.</text:p>
      <text:p text:style-name="P3">Urbański Jarosław, 2014, <text:span text:style-name="T6">Prekariat i nowa walka klas</text:span>, Książka i Prasa, Warszawa.</text:p>
      <text:p text:style-name="P3">Wacquant Loïc, 2007, <text:span text:style-name="T7">Territorial stigmatization in the age of advanced marginality</text:span>, „<text:span text:style-name="T10">Thesis Eleven”</text:span>, nr 91.</text:p>
      <text:p text:style-name="P3">Woś Rafał i Jarosław Urbański, 2014, <text:span text:style-name="T7">Polska krajem prekariuszy: Bez perspektyw życiowych, bez przyszłości</text:span>, „<text:span text:style-name="T10">Gazeta Prawna”, 20 września 2014.</text:span></text:p>
      <text:p text:style-name="P4"><text:span text:style-name="T3">Wright Erik Olin i Rachel E. Dwyer, 2003, </text:span><text:span text:style-name="T8">The patterns of job expansions in the USA: a comparison of the 1960s and 1990s</text:span><text:span text:style-name="T3">, „</text:span><text:span text:style-name="T11">Socio-Economic Review”, nr</text:span><text:span text:style-name="T3">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Helvetica" svg:font-family="Helvetica, Arial" style:font-family-generic="swiss"/>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loext:contextual-spacing="false" fo:line-height="150%" fo:text-align="justify" style:justify-single-word="false"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pl" fo:country="PL" style:letter-kerning="true" style:font-name-asian="Droid Sans Fallback"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_28_user_29_" style:display-name="Heading (user)"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101cm" loext:contextual-spacing="false" style:line-height-at-least="0.499cm" fo:text-indent="0cm" style:auto-text-indent="false"/>
    </style:style>
    <style:style style:name="Footer" style:family="paragraph" style:parent-style-name="Standard" style:class="extra"/>
    <style:style style:name="Bibliography_20_1_20__28_user_29_" style:display-name="Bibliography 1 (user)" style:family="paragraph" style:parent-style-name="Index_20__28_user_29_">
      <style:paragraph-properties fo:margin-left="0cm" fo:margin-right="0cm" fo:margin-top="0cm" fo:margin-bottom="0.101cm" loext:contextual-spacing="false" style:line-height-at-least="0.499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ootnote_20_Symbol" style:display-name="Footnote Symbol" style:family="text"/>
    <style:style style:name="Footnote_20_Characters" style:display-name="Footnote Characters"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Characters" style:display-name="Endnote Characters"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P. Płucienniczak</meta:initial-creator>
    <meta:creation-date>2016-01-11T09:07:31.427518500</meta:creation-date>
    <dc:date>2017-08-02T12:55:52.408867500</dc:date>
    <meta:editing-cycles>199</meta:editing-cycles>
    <meta:editing-duration>PT22H13M1S</meta:editing-duration>
    <meta:document-statistic meta:table-count="0" meta:image-count="0" meta:object-count="0" meta:page-count="7" meta:paragraph-count="117" meta:word-count="8373" meta:character-count="63847" meta:non-whitespace-character-count="55570"/>
    <meta:generator>LibreOffice/5.3.1.2$Linux_X86_64 LibreOffice_project/30m0$Build-2</meta:generator>
    <meta:user-defined meta:name="ZOTERO_PREF_1">&lt;data data-version="3" zotero-version="4.0.28"&gt;&lt;session id="PioyfQw1"/&gt;&lt;style id="http://www.zotero.org/styles/chicago-author-date" locale="pl-PL" hasBibliography="1" bibliographyStyleHasBeenSet="1"/&gt;&lt;prefs&gt;&lt;pref name="fieldType" value="ReferenceMark"/&gt;&lt;p</meta:user-defined>
    <meta:user-defined meta:name="ZOTERO_PREF_2">ref name="storeReferences" value="true"/&gt;&lt;pref name="automaticJournalAbbreviations" value="true"/&gt;&lt;pref name="noteType" value=""/&gt;&lt;/prefs&gt;&lt;/data&gt;</meta:user-defined>
  </office:meta>
</office:document-meta>
</file>